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0:.W15])" office:value-type="float" office:value="47.9166666666667" calcext:value-type="float">
            <text:p>47.92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8:.W21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formula="of:=AVERAGE([.W24:.W26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29:.W31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96" calcext:value-type="currency">
            <text:p>$1,296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3:41:03.634359274</dc:date>
    <meta:editing-duration>P16DT18H11M1S</meta:editing-duration>
    <meta:editing-cycles>305</meta:editing-cycles>
    <meta:generator>LibreOffice/5.1.6.2$Linux_X86_64 LibreOffice_project/10m0$Build-2</meta:generator>
    <meta:document-statistic meta:table-count="5" meta:cell-count="4693" meta:object-count="0"/>
  </office:meta>
</office:document-meta>
</file>